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347f" officeooo:paragraph-rsid="0015347f"/>
    </style:style>
    <style:style style:name="P2" style:family="paragraph" style:parent-style-name="Standard">
      <style:text-properties officeooo:rsid="00162097" officeooo:paragraph-rsid="00162097"/>
    </style:style>
    <style:style style:name="T1" style:family="text">
      <style:text-properties officeooo:rsid="001620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:</text:p>
      <text:p text:style-name="P1"/>
      <text:p text:style-name="P1"><text:tab/>Qui ne s'est jamais posé la question : Mais pourquoi parle t'on de 5 sens ?</text:p>
      <text:p text:style-name="P1">En effet, Aristote dans son « traité de l'âme » il y a plus de 2300 ans explique que chaque sens est associé aux 5 éléments et qu'il ne peut donc n'y avoir que 5 sens.</text:p>
      <text:p text:style-name="P1"/>
      <text:p text:style-name="P1"><text:a xlink:type="simple" xlink:href="https://commons.wikimedia.org/wiki/File:Makart_Fuenf_Sinne.jpg?uselang=fr" text:style-name="Internet_20_link" text:visited-style-name="Visited_20_Internet_20_Link">https://commons.wikimedia.org/wiki/File:Makart_Fuenf_Sinne.jpg?uselang=fr</text:a></text:p>
      <text:p text:style-name="P1"/>
      <text:p text:style-name="P1">Or, nous avons tous entendu l'expression « posséder un 6ème sens », mais peut-on réellement limiter le nombre de sens à 5 ou 6 ? En effet, le terme de sens peut être défini par la faculté de percevoir quelque chose.</text:p>
      <text:p text:style-name="P1">Avec cette définition, nous pouvons donc augmenter le nombre de sens et ainsi en définir de nouveaux.</text:p>
      <text:p text:style-name="P1"/>
      <text:p text:style-name="P1">Nous pouvons donc nous poser la question suivante : <text:span text:style-name="T1">Le nombre de sens que nous possédons peut-il vraiment être déterminé ?</text:span></text:p>
      <text:p text:style-name="P1"/>
      <text:p text:style-name="P2">Dans un premier temps, nous allons présenter les 5 sens selon Aristote, puis dans un second temps nous parlerons de 4 autres sens moins connus du grand public. Enfin, nous évoquerons dans une troisième et dernière partie la faculté que nous possédons d'augmenter l’acuité de nos sens.</text:p>
      <text:p text:style-name="P2"/>
      <text:p text:style-name="P2">1ère partie :</text:p>
      <text:p text:style-name="P2"/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MOREAU</meta:initial-creator>
    <meta:creation-date>2017-01-31T08:54:13.685847992</meta:creation-date>
    <dc:date>2017-01-31T09:43:56.071378304</dc:date>
    <dc:creator>Thomas MOREAU</dc:creator>
    <meta:editing-duration>PT19M2S</meta:editing-duration>
    <meta:editing-cycles>1</meta:editing-cycles>
    <meta:document-statistic meta:table-count="0" meta:image-count="0" meta:object-count="0" meta:page-count="1" meta:paragraph-count="10" meta:word-count="183" meta:character-count="1058" meta:non-whitespace-character-count="882"/>
    <meta:generator>LibreOffice/4.3.3.2$Linux_X86_64 LibreOffice_project/430m0$Build-2</meta:generator>
  </office:meta>
</office:document-meta>
</file>